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opacity="20%" draw:textarea-horizontal-align="justify" draw:textarea-vertical-align="middle" draw:auto-grow-height="false" fo:min-height="0cm" fo:min-width="0cm" fo:wrap-option="no-wrap" draw:shadow-opacity="20%"/>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standard">
      <style:graphic-properties draw:fill-color="#7da647" draw:opacity="50%" draw:textarea-horizontal-align="center" draw:textarea-vertical-align="middle" draw:shadow="hidden" draw:shadow-offset-x="0.152cm" draw:shadow-offset-y="0.152cm" draw:shadow-opacity="50%"/>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color="#7da647" draw:opacity="20%" draw:textarea-horizontal-align="center" draw:textarea-vertical-align="middle" draw:shadow="hidden" draw:shadow-offset-x="0.152cm" draw:shadow-offset-y="0.152cm" draw:shadow-opacity="20%"/>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0cm"/>
    </style:style>
    <style:style style:name="gr7" style:family="graphic" style:parent-style-name="standard">
      <style:graphic-properties draw:fill-color="#eb613d" draw:opacity="50%" draw:textarea-horizontal-align="justify" draw:textarea-vertical-align="middle" draw:auto-grow-height="false" draw:shadow-opacity="50%"/>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824cm" svg:height="8.653cm" svg:x="14.716cm" svg:y="6.0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9.242cm" svg:height="7.932cm" svg:x="1.762cm" svg:y="6.3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ellipse draw:style-name="gr3" draw:text-style-name="P1" draw:layer="layout" svg:width="1.234cm" svg:height="1.16cm" svg:x="7.892cm" svg:y="8.375cm">
          <text:p text:style-name="P1">A</text:p>
        </draw:ellipse>
        <draw:ellipse draw:style-name="gr3" draw:text-style-name="P1" draw:layer="layout" svg:width="1.234cm" svg:height="1.16cm" svg:x="4.128cm" svg:y="8.318cm">
          <text:p text:style-name="P1">B</text:p>
        </draw:ellipse>
        <draw:ellipse draw:style-name="gr3" draw:text-style-name="P1" draw:layer="layout" svg:width="1.234cm" svg:height="1.16cm" svg:x="4.966cm" svg:y="11.738cm">
          <text:p text:style-name="P1">C</text:p>
        </draw:ellipse>
        <draw:frame draw:style-name="gr4" draw:layer="layout" svg:width="1.806cm" svg:height="0.962cm" svg:x="5.953cm" svg:y="4.483cm">
          <draw:text-box>
            <text:p>LON</text:p>
          </draw:text-box>
        </draw:frame>
        <draw:ellipse draw:style-name="gr5" draw:text-style-name="P1" draw:layer="layout" svg:width="1.234cm" svg:height="1.16cm" svg:x="17.6cm" svg:y="8.109cm">
          <text:p text:style-name="P1">Z</text:p>
        </draw:ellipse>
        <draw:ellipse draw:style-name="gr5" draw:text-style-name="P1" draw:layer="layout" svg:width="1.234cm" svg:height="1.16cm" svg:x="17.333cm" svg:y="11.225cm">
          <text:p text:style-name="P1">X</text:p>
        </draw:ellipse>
        <draw:ellipse draw:style-name="gr5" draw:text-style-name="P1" draw:layer="layout" svg:width="1.234cm" svg:height="1.16cm" svg:x="21.204cm" svg:y="9.148cm">
          <text:p text:style-name="P1">Y</text:p>
        </draw:ellipse>
        <draw:frame draw:style-name="gr6" draw:layer="layout" svg:width="1.844cm" svg:height="0.962cm" svg:x="18.907cm" svg:y="4.61cm">
          <draw:text-box>
            <text:p>BOS</text:p>
          </draw:text-box>
        </draw:frame>
        <draw:custom-shape draw:style-name="gr7" draw:text-style-name="P2" draw:layer="layout" svg:width="3.052cm" svg:height="1.4cm" svg:x="11.388cm" svg:y="9.128cm">
          <text:p text:style-name="P1"><text:span text:style-name="T1">backu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harp'"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5-02T12:40:10</meta:creation-date>
    <dc:date>2013-05-03T12:45:56</dc:date>
    <meta:editing-duration>PT54S</meta:editing-duration>
    <meta:editing-cycles>3</meta:editing-cycles>
    <meta:generator>LibreOffice/3.6$Linux_X86_64 LibreOffice_project/360m1$Build-2</meta:generator>
    <meta:document-statistic meta:object-count="11"/>
  </office:meta>
</office:document-meta>
</file>